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Calibri"/>
    </style:style>
    <style:style style:name="P12" style:family="paragraph" style:parent-style-name="Text_20_body" style:list-style-name="L1">
      <style:text-properties fo:color="#ff0000" style:font-name="Calibri"/>
    </style:style>
    <style:style style:name="P13" style:family="paragraph" style:parent-style-name="Text_20_body" style:list-style-name="L6">
      <style:text-properties fo:color="#ff0000" style:font-name="Calibri"/>
    </style:style>
    <style:style style:name="P14" style:family="paragraph" style:parent-style-name="Text_20_body" style:list-style-name="L7">
      <style:text-properties fo:color="#ff0000" style:font-name="Calibri"/>
    </style:style>
    <style:style style:name="P15" style:family="paragraph" style:parent-style-name="Text_20_body">
      <style:text-properties style:font-name="Calibri"/>
    </style:style>
    <style:style style:name="P16" style:family="paragraph" style:parent-style-name="Text_20_body" style:list-style-name="L2">
      <style:text-properties style:font-name="Calibri"/>
    </style:style>
    <style:style style:name="P17" style:family="paragraph" style:parent-style-name="Text_20_body" style:list-style-name="L3">
      <style:text-properties style:font-name="Calibri"/>
    </style:style>
    <style:style style:name="P18" style:family="paragraph" style:parent-style-name="Text_20_body" style:list-style-name="L4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3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style:font-name="Calibri"/>
    </style:style>
    <style:style style:name="P21" style:family="paragraph" style:parent-style-name="Text_20_body" style:list-style-name="L6">
      <style:text-properties style:font-name="Calibri"/>
    </style:style>
    <style:style style:name="P22" style:family="paragraph" style:parent-style-name="Text_20_body" style:list-style-name="L7">
      <style:text-properties style:font-name="Calibri"/>
    </style:style>
    <style:style style:name="P23" style:family="paragraph" style:parent-style-name="Text_20_body" style:list-style-name="L8">
      <style:text-properties style:font-name="Calibri"/>
    </style:style>
    <style:style style:name="P24" style:family="paragraph" style:parent-style-name="Text_20_body" style:list-style-name="L9">
      <style:text-properties style:font-name="Calibri"/>
    </style:style>
    <style:style style:name="P25" style:family="paragraph" style:parent-style-name="Text_20_body" style:list-style-name="L10">
      <style:text-properties style:font-name="Calibri"/>
    </style:style>
    <style:style style:name="P26" style:family="paragraph" style:parent-style-name="Text_20_body" style:list-style-name="L11">
      <style:text-properties style:font-name="Calibri"/>
    </style:style>
    <style:style style:name="P27" style:family="paragraph" style:parent-style-name="Text_20_body" style:list-style-name="L12">
      <style:text-properties style:font-name="Calibri"/>
    </style:style>
    <style:style style:name="P28" style:family="paragraph" style:parent-style-name="Text_20_body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 style:list-style-name="L12"/>
    <style:style style:name="P30" style:family="paragraph" style:parent-style-name="Heading_20_2">
      <style:text-properties fo:color="#ff0000"/>
    </style:style>
    <style:style style:name="P31" style:family="paragraph" style:parent-style-name="Heading_20_2">
      <style:text-properties style:font-name="Calibri"/>
    </style:style>
    <style:style style:name="P32" style:family="paragraph" style:parent-style-name="Heading_20_1" style:list-style-name="">
      <style:text-properties style:font-name="Calibri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T1" style:family="text">
      <style:text-properties style:font-name="Calibri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CAHIER DES CHARGES :</text:p>
      <text:p text:style-name="P3"/>
      <text:p text:style-name="P3">Monster Master Online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10"><text:a xlink:type="simple" xlink:href="#__RefHeading__493_2064691128" text:style-name="Index_20_Link" text:visited-style-name="Index_20_Link">Introduction<text:tab/>3</text:a></text:p>
          <text:p text:style-name="P10"><text:a xlink:type="simple" xlink:href="#__RefHeading__495_2064691128" text:style-name="Index_20_Link" text:visited-style-name="Index_20_Link">Contexte :<text:tab/>4</text:a></text:p>
          <text:p text:style-name="P10"><text:a xlink:type="simple" xlink:href="#__RefHeading__497_2064691128" text:style-name="Index_20_Link" text:visited-style-name="Index_20_Link">Présentation du projet :<text:tab/>5</text:a></text:p>
          <text:p text:style-name="P10"><text:a xlink:type="simple" xlink:href="#__RefHeading__799_2064691128" text:style-name="Index_20_Link" text:visited-style-name="Index_20_Link">Fonctionnalités<text:tab/>6</text:a></text:p>
          <text:p text:style-name="P9"><text:a xlink:type="simple" xlink:href="#__RefHeading__801_2064691128" text:style-name="Index_20_Link" text:visited-style-name="Index_20_Link">Système de quêtes<text:tab/>6</text:a></text:p>
          <text:p text:style-name="P9"><text:a xlink:type="simple" xlink:href="#__RefHeading__803_2064691128" text:style-name="Index_20_Link" text:visited-style-name="Index_20_Link">Argent<text:tab/>6</text:a></text:p>
          <text:p text:style-name="P9"><text:a xlink:type="simple" xlink:href="#__RefHeading__805_2064691128" text:style-name="Index_20_Link" text:visited-style-name="Index_20_Link">Xp pour le dresseur<text:tab/>6</text:a></text:p>
          <text:p text:style-name="P9"><text:a xlink:type="simple" xlink:href="#__RefHeading__809_2064691128" text:style-name="Index_20_Link" text:visited-style-name="Index_20_Link">Pve<text:tab/>7</text:a></text:p>
          <text:p text:style-name="P9"><text:a xlink:type="simple" xlink:href="#__RefHeading__811_2064691128" text:style-name="Index_20_Link" text:visited-style-name="Index_20_Link">Pvp<text:tab/>7</text:a></text:p>
          <text:p text:style-name="P9"><text:a xlink:type="simple" xlink:href="#__RefHeading__813_2064691128" text:style-name="Index_20_Link" text:visited-style-name="Index_20_Link">Factions<text:tab/>7</text:a></text:p>
          <text:p text:style-name="P9"><text:a xlink:type="simple" xlink:href="#__RefHeading__815_2064691128" text:style-name="Index_20_Link" text:visited-style-name="Index_20_Link">Stuff<text:tab/>8</text:a></text:p>
          <text:p text:style-name="P9"><text:a xlink:type="simple" xlink:href="#__RefHeading__1501_2064691128" text:style-name="Index_20_Link" text:visited-style-name="Index_20_Link">Système de jeu<text:tab/>8</text:a></text:p>
          <text:p text:style-name="P9"><text:a xlink:type="simple" xlink:href="#__RefHeading__574_989364363" text:style-name="Index_20_Link" text:visited-style-name="Index_20_Link">Métiers<text:tab/>9</text:a></text:p>
        </text:index-body>
      </text:table-of-content>
      <text:p text:style-name="P4"/>
      <text:h text:style-name="P33" text:outline-level="1"><text:bookmark-start text:name="__RefHeading__493_2064691128"/>Introduction<text:bookmark-end text:name="__RefHeading__493_2064691128"/></text:h>
      <text:h text:style-name="P33" text:outline-level="1"><text:bookmark-start text:name="__RefHeading__495_2064691128"/>Contexte :<text:bookmark-end text:name="__RefHeading__495_2064691128"/></text:h>
      <text:p text:style-name="P2"/>
      <text:p text:style-name="P2">Dans le cadre du PFA, nous avons decider de créer un MMORPG reprenant quelques principes de grands jeux comme Pokemon, tout en restant éloigné du gameplay de ceux-ci.</text:p>
      <text:h text:style-name="P32" text:outline-level="1"/>
      <text:h text:style-name="P33" text:outline-level="1"><text:bookmark-start text:name="__RefHeading__497_2064691128"/>Présentation du projet :<text:bookmark-end text:name="__RefHeading__497_2064691128"/></text:h>
      <text:p text:style-name="P2"/>
      <text:p text:style-name="P2">Nous avons donc décider de créer un MMORPG.</text:p>
      <text:p text:style-name="P2">Son nom de code sera le projet Monster Master Online.</text:p>
      <text:p text:style-name="P2">La partie serveur tournera sur Linux et la partie client devra tourner sur Linux et sur Windows.</text:p>
      <text:p text:style-name="P2"/>
      <text:p text:style-name="P2">La partie serveur sera codée en C++, MySQL, et en utilisants la libODB.</text:p>
      <text:p text:style-name="P2">La partie client sera codée en C++, en utilisant la SFML et Qt.</text:p>
      <text:h text:style-name="P34" text:outline-level="1"/>
      <text:h text:style-name="Heading_20_1" text:outline-level="1"/>
      <text:h text:style-name="Heading_20_1" text:outline-level="1"><text:bookmark-start text:name="__RefHeading__799_2064691128"/>Fonctionnalités<text:bookmark-end text:name="__RefHeading__799_2064691128"/></text:h>
      <text:h text:style-name="P30" text:outline-level="2"><text:bookmark-start text:name="__RefHeading__801_2064691128"/>Système de quêtes<text:bookmark-end text:name="__RefHeading__801_2064691128"/></text:h>
      <text:list xml:id="list569983429" text:style-name="L1">
        <text:list-item>
          <text:p text:style-name="P12">Certains PNJ peuvent donner des quêtes</text:p>
        </text:list-item>
        <text:list-item>
          <text:p text:style-name="P12">Exemples</text:p>
          <text:list>
            <text:list-item>
              <text:p text:style-name="P12">Mettre KO 20 monstres</text:p>
            </text:list-item>
            <text:list-item>
              <text:p text:style-name="P12">Capturer un certain monstre</text:p>
            </text:list-item>
          </text:list>
        </text:list-item>
        <text:list-item>
          <text:p text:style-name="P12">Récompense</text:p>
          <text:list>
            <text:list-item>
              <text:p text:style-name="P12">Argent</text:p>
            </text:list-item>
            <text:list-item>
              <text:p text:style-name="P12">Xp pour un monstre ou pour le dresseur</text:p>
            </text:list-item>
            <text:list-item>
              <text:p text:style-name="P12">Stuff</text:p>
            </text:list-item>
          </text:list>
        </text:list-item>
      </text:list>
      <text:h text:style-name="P30" text:outline-level="2"/>
      <text:h text:style-name="Heading_20_2" text:outline-level="2"><text:bookmark-start text:name="__RefHeading__803_2064691128"/>Argent<text:bookmark-end text:name="__RefHeading__803_2064691128"/></text:h>
      <text:list xml:id="list623891017" text:style-name="L2">
        <text:list-item>
          <text:p text:style-name="P16">Permet d'acheter des objets en magasin</text:p>
        </text:list-item>
        <text:list-item>
          <text:p text:style-name="P16">Permet d'acheter des objets ou des monstres aux autres dresseurs</text:p>
        </text:list-item>
      </text:list>
      <text:h text:style-name="Heading_20_2" text:outline-level="2"/>
      <text:h text:style-name="Heading_20_2" text:outline-level="2"><text:bookmark-start text:name="__RefHeading__805_2064691128"/>Xp pour le dresseur<text:bookmark-end text:name="__RefHeading__805_2064691128"/></text:h>
      <text:list xml:id="list2157773890" text:style-name="L3">
        <text:list-item>
          <text:p text:style-name="P17">Permet de gagner des points de talents qui pourront être utilisés dans un arbre de talent. Cet arbre possederas 2 branches principales : Une pour le dresseur, et une pour les monstres.</text:p>
        </text:list-item>
      </text:list>
      <text:p text:style-name="P5"/>
      <text:p text:style-name="P6">Territoires</text:p>
      <text:list xml:id="list1468850490" text:style-name="L4">
        <text:list-item>
          <text:p text:style-name="P18">Maître de zone nécessaire a l'avancée des quetes.</text:p>
        </text:list-item>
        <text:list-item>
          <text:p text:style-name="P18">Accès au territoire suivant après avoir battu le maitre de zone.</text:p>
        </text:list-item>
        <text:list-item>
          <text:p text:style-name="P18">Defenseur de la zone.</text:p>
          <text:list>
            <text:list-item>
              <text:p text:style-name="P18">En cas d'aggression :</text:p>
              <text:list>
                <text:list-item>
                  <text:p text:style-name="P18"><text:soft-page-break/>Si le territoire n'est pas possédé par une guilde: Gain du territoire par la guilde en cas de victoire contre le maître de zone.</text:p>
                </text:list-item>
                <text:list-item>
                  <text:p text:style-name="P18">Sinon, combat contre la guilde possedant le territoire, l'IA intervenant également dans le combat.</text:p>
                </text:list-item>
              </text:list>
            </text:list-item>
          </text:list>
        </text:list-item>
      </text:list>
      <text:p text:style-name="P7"/>
      <text:h text:style-name="Heading_20_2" text:outline-level="2"><text:bookmark-start text:name="__RefHeading__809_2064691128"/>Pve<text:bookmark-end text:name="__RefHeading__809_2064691128"/></text:h>
      <text:list xml:id="list382621804" text:style-name="L5">
        <text:list-item>
          <text:p text:style-name="P20">Il y aura des donjons où plusieurs joueurs peuvent affronter plusieurs mobs plus forts que les autres</text:p>
        </text:list-item>
        <text:list-item>
          <text:p text:style-name="P20">Ces monstres ne seront pas capturables.</text:p>
        </text:list-item>
        <text:list-item>
          <text:p text:style-name="P20">Récompenses :</text:p>
          <text:list>
            <text:list-item>
              <text:p text:style-name="P20">Argent</text:p>
            </text:list-item>
            <text:list-item>
              <text:p text:style-name="P20">Xp dresseur</text:p>
            </text:list-item>
            <text:list-item>
              <text:p text:style-name="P20">Possibilité de gagner un des monstres de l'instance</text:p>
            </text:list-item>
            <text:list-item>
              <text:p text:style-name="P20">Stuff</text:p>
            </text:list-item>
          </text:list>
        </text:list-item>
        <text:list-item>
          <text:p text:style-name="P20">Routes principales: Pas d'aggression par les monstres.</text:p>
        </text:list-item>
        <text:list-item>
          <text:p text:style-name="P20">Autre: Aggression aléatoire.</text:p>
        </text:list-item>
      </text:list>
      <text:h text:style-name="Heading_20_2" text:outline-level="2"><text:bookmark-start text:name="__RefHeading__811_2064691128"/>Pvp<text:bookmark-end text:name="__RefHeading__811_2064691128"/></text:h>
      <text:list xml:id="list1458859429" text:style-name="L6">
        <text:list-item>
          <text:p text:style-name="P21">Agressions entre joueurs</text:p>
          <text:list>
            <text:list-item>
              <text:p text:style-name="P13">Si un joueur aggresse un autre joueur de sa faction, il passe hors-la-loi</text:p>
              <text:list>
                <text:list-item>
                  <text:p text:style-name="P13">Un joueur hors-la-loi possède une prime qui augmente au fur et à mesure qu'il aggresse d'autres joueurs</text:p>
                </text:list-item>
                <text:list-item>
                  <text:p text:style-name="P13">Les joueurs non hors-la-loi peuvent aggresser ce joueur afin de récupérer la prime</text:p>
                </text:list-item>
                <text:list-item>
                  <text:p text:style-name="P13">Un joueur ne peut récupérer qu'une seule prime par jour</text:p>
                </text:list-item>
                <text:list-item>
                  <text:p text:style-name="P13">Quand un hors-la-loi perd une aggression, il perd sa prime et redevient citoyen de sa faction initiale</text:p>
                </text:list-item>
              </text:list>
            </text:list-item>
            <text:list-item>
              <text:p text:style-name="P13">Les joueurs gagnent de l'honneur en tuant un membre d'une faction adverse</text:p>
              <text:list>
                <text:list-item>
                  <text:p text:style-name="P13">L'honneur leur permet d'accéder à des titres prestigieux et à acheter des pièces d'équipement orientées pvp</text:p>
                </text:list-item>
              </text:list>
            </text:list-item>
          </text:list>
        </text:list-item>
        <text:list-item>
          <text:p text:style-name="P13">Arènes pvp 1v1, 2v2, 3v3 toutes factions confondues</text:p>
        </text:list-item>
        <text:list-item>
          <text:p text:style-name="P13">Les arènes se feront en fonction du niveau du dresseur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813_2064691128"/>Factions<text:bookmark-end text:name="__RefHeading__813_2064691128"/></text:h>
      <text:list xml:id="list1766887487" text:style-name="L7">
        <text:list-item>
          <text:p text:style-name="P22">Celestia:</text:p>
          <text:list>
            <text:list-item>
              <text:p text:style-name="P22">Bonus de capture des monstres</text:p>
            </text:list-item>
            <text:list-item>
              <text:p text:style-name="P22">Bonus pour un type de monstre</text:p>
            </text:list-item>
          </text:list>
        </text:list-item>
        <text:list-item>
          <text:p text:style-name="P22">Hesode:</text:p>
          <text:list>
            <text:list-item>
              <text:p text:style-name="P22">Bonus gain d'argent</text:p>
            </text:list-item>
            <text:list-item>
              <text:p text:style-name="P22">Bonus pour un type de monstre</text:p>
            </text:list-item>
          </text:list>
        </text:list-item>
        <text:list-item>
          <text:p text:style-name="P22">Les deux factions possèdent une zone de départ respective</text:p>
        </text:list-item>
        <text:list-item>
          <text:p text:style-name="P14">Hors-la-loi (capitale Redglow)</text:p>
        </text:list-item>
      </text:list>
      <text:h text:style-name="Heading_20_2" text:outline-level="2"/>
      <text:h text:style-name="Heading_20_2" text:outline-level="2"><text:bookmark-start text:name="__RefHeading__815_2064691128"/>Stuff<text:bookmark-end text:name="__RefHeading__815_2064691128"/></text:h>
      <text:list xml:id="list167337092" text:style-name="L8">
        <text:list-item>
          <text:p text:style-name="P23">Le dresseur ainsi que les monstres pourront équiper du stuff</text:p>
        </text:list-item>
        <text:list-item>
          <text:p text:style-name="P23">Il apportera des bonus aux monstres et au dresseur</text:p>
        </text:list-item>
        <text:list-item>
          <text:p text:style-name="P23">Exemples :</text:p>
          <text:list>
            <text:list-item>
              <text:p text:style-name="P23">Plus de Vie</text:p>
            </text:list-item>
            <text:list-item>
              <text:p text:style-name="P23">10 % de chances de rejouer</text:p>
            </text:list-item>
          </text:list>
        </text:list-item>
      </text:list>
      <text:p text:style-name="P5"/>
      <text:h text:style-name="Heading_20_2" text:outline-level="2"><text:bookmark-start text:name="__RefHeading__1501_2064691128"/>Système de jeu<text:bookmark-end text:name="__RefHeading__1501_2064691128"/></text:h>
      <text:list xml:id="list1361811980" text:style-name="L9">
        <text:list-item>
          <text:p text:style-name="P24">Les monstres auront un rôle distinct parmis :</text:p>
          <text:list>
            <text:list-item>
              <text:p text:style-name="P24">Dps</text:p>
              <text:list>
                <text:list-item>
                  <text:p text:style-name="P24">Ils s'occupent de faire des dégats</text:p>
                </text:list-item>
              </text:list>
            </text:list-item>
            <text:list-item>
              <text:p text:style-name="P24">Tanks</text:p>
              <text:list>
                <text:list-item>
                  <text:p text:style-name="P24">Ils prennent les dégats pour les autres, les monstres de type roche et métal seront meilleurs en tanking</text:p>
                </text:list-item>
              </text:list>
            </text:list-item>
            <text:list-item>
              <text:p text:style-name="P24">Heals</text:p>
              <text:list>
                <text:list-item>
                  <text:p text:style-name="P24">Ils soignent les monstres alliés, les monstres de type plante et eau seront meilleurs en healing</text:p>
                </text:list-item>
              </text:list>
            </text:list-item>
          </text:list>
        </text:list-item>
        <text:list-item>
          <text:p text:style-name="P24"><text:soft-page-break/>Pour ce faire, les sorts pourront choisir une cible alliée ou ennemie en fonction du sort</text:p>
        </text:list-item>
        <text:list-item>
          <text:p text:style-name="P24">Exemples:</text:p>
          <text:list>
            <text:list-item>
              <text:p text:style-name="P24">Les sorts de soin pourront être lancés sur n'importe quel allié</text:p>
            </text:list-item>
            <text:list-item>
              <text:p text:style-name="P24">Les Tanks posséderont des sorts qui permettent de changer la cible du prochain sort d'un ennemi.</text:p>
            </text:list-item>
          </text:list>
        </text:list-item>
        <text:list-item>
          <text:p text:style-name="P24">Mort d'un monstre: Apparition du cadavre sur la case, permettant aux trappeurs de recolter les ressources.</text:p>
        </text:list-item>
      </text:list>
      <text:p text:style-name="P5"/>
      <text:h text:style-name="P31" text:outline-level="2"><text:bookmark-start text:name="__RefHeading__574_989364363"/>Métiers<text:bookmark-end text:name="__RefHeading__574_989364363"/></text:h>
      <text:list xml:id="list113474463" text:style-name="L10">
        <text:list-item>
          <text:p text:style-name="P25">Il existe un certain nombre de métiers. Chaque joueur peut exercer n'importe quel métier et le faire évoluer.</text:p>
        </text:list-item>
      </text:list>
      <text:p text:style-name="P5"/>
      <text:p text:style-name="P5"><text:tab/>Trappeur, récolter des ressources sur les monstres.</text:p>
      <text:p text:style-name="P5"><text:tab/>Developpeur:</text:p>
      <text:list xml:id="list1303148410" text:style-name="L11">
        <text:list-item>
          <text:p text:style-name="P26">Craft des Digitaliseurs, systeme de capture des monstres.</text:p>
        </text:list-item>
        <text:list-item>
          <text:p text:style-name="P26">Craft des «cartouches», nécessaires au fonctionnement du digitaliseur.</text:p>
        </text:list-item>
      </text:list>
      <text:p text:style-name="P5"><text:tab/>Crafteur d'item de catégorie 1:</text:p>
      <text:list xml:id="list1129580477" text:style-name="L12">
        <text:list-item>
          <text:p text:style-name="P27">Casque / Cape / Epaulette*2 / Plastron / Bottes*2</text:p>
        </text:list-item>
        <text:list-item>
          <text:p text:style-name="P29"><text:span text:style-name="T1">Anneau / </text:span><text:span text:style-name="T1">Amulette / Arme / Sac*(nombre à définir)</text:span></text:p>
        </text:list-item>
      </text:list>
      <text:p text:style-name="P5"><text:tab/>Maitre des potions magique: Créer des potions.</text:p>
      <text:p text:style-name="P5"><text:tab/>Herboriste: Récolter des baies, des fruits...</text:p>
      <text:p text:style-name="P5"><text:tab/>Mineur: Miner des minerais. Très utile pour les recettes de crafts.</text:p>
      <text:p text:style-name="P5"/>
      <text:p text:style-name="P28">Chat</text:p>
      <text:list xml:id="list1635384084" text:style-name="L13">
        <text:list-item>
          <text:p text:style-name="P19">Un chat sera disponible pour tous les joueurs, permettant de communiquer avec les personnes à proximit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Epitech Babbage<text:tab/><text:tab/>Cahier des Charges : Monster Master Online</text:p>
      </style:header>
      <style:footer>
        <text:p text:style-name="Footer">Créé <text:date style:data-style-name="N37" text:date-value="2013-04-19T21:14:55.48" text:fixed="true">19/04/13</text:date></text:p>
        <text:p text:style-name="MP1">Créé par Guillaume Marescaux <text:tab/><text:tab/>Page <text:page-number text:select-page="current">9</text:page-number>sur <text:page-count>9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21:06:36.13</meta:creation-date>
    <dc:date>2013-09-13T12:52:35</dc:date>
    <meta:editing-duration>PT11H1M48S</meta:editing-duration>
    <meta:editing-cycles>165</meta:editing-cycles>
    <meta:generator>LibreOffice/3.5$Linux_X86_64 LibreOffice_project/350m1$Build-2</meta:generator>
    <dc:creator>jourda-c </dc:creator>
    <meta:document-statistic meta:table-count="0" meta:image-count="0" meta:object-count="0" meta:page-count="9" meta:paragraph-count="113" meta:word-count="832" meta:character-count="4628" meta:non-whitespace-character-count="3967"/>
  </office:meta>
</office:document-meta>
</file>